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draw:fill="none" fo:min-height="0.358cm"/>
    </style:style>
    <style:style style:name="gr6" style:family="graphic" style:parent-style-name="standard">
      <style:graphic-properties draw:stroke="none" draw:fill="none" fo:min-height="0.961cm"/>
    </style:style>
    <style:style style:name="gr7" style:family="graphic" style:parent-style-name="standard">
      <style:graphic-properties draw:stroke="none" draw:fill="none" fo:min-height="0.482cm"/>
    </style:style>
    <style:style style:name="gr8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3" style:family="paragraph">
      <style:paragraph-properties fo:text-align="center"/>
      <style:text-properties style:font-name="Georgia" fo:font-size="9pt" style:font-size-asian="9pt" style:font-size-complex="9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  <style:text-properties style:font-name="Georgia" fo:font-size="10pt" style:font-size-asian="10pt" style:font-size-complex="10pt"/>
    </style:style>
    <style:style style:name="P7" style:family="paragraph">
      <style:paragraph-properties fo:text-align="center"/>
      <style:text-properties style:font-name="Georgia" fo:font-size="12pt" style:font-size-asian="12pt" style:font-size-complex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style:font-name="Georgia" fo:font-size="8pt" style:font-size-asian="8pt" style:font-size-complex="8pt"/>
    </style:style>
    <style:style style:name="T1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2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4" style:family="text">
      <style:text-properties style:font-name="Georgia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Georgia" fo:font-size="12pt" style:font-size-asian="12pt" style:font-size-complex="12pt"/>
    </style:style>
    <style:style style:name="T6" style:family="text">
      <style:text-properties style:text-position="-10% 58%" style:font-name="Georgia" fo:font-size="12pt" style:font-size-asian="12pt" style:font-size-complex="12pt"/>
    </style:style>
    <style:style style:name="T7" style:family="text">
      <style:text-properties style:text-position="-10% 58%" style:font-name="Georgia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8.6cm" svg:x2="12cm" svg:y2="8.6cm">
          <text:p/>
        </draw:line>
        <draw:line draw:style-name="gr1" draw:text-style-name="P1" draw:layer="layout" svg:x1="5.4cm" svg:y1="8.6cm" svg:x2="6.4cm" svg:y2="8.6cm">
          <text:p/>
        </draw:line>
        <draw:line draw:style-name="gr1" draw:text-style-name="P1" draw:layer="layout" svg:x1="5.4cm" svg:y1="7.3cm" svg:x2="6.5cm" svg:y2="8.2cm">
          <text:p/>
        </draw:line>
        <draw:line draw:style-name="gr1" draw:text-style-name="P1" draw:layer="layout" svg:x1="5.4cm" svg:y1="9.9cm" svg:x2="6.5cm" svg:y2="8.9cm">
          <text:p/>
        </draw:line>
        <draw:frame draw:style-name="gr2" draw:text-style-name="P2" draw:layer="layout" svg:width="0.68cm" svg:height="0.493cm" svg:x="4.62cm" svg:y="7.6cm">
          <draw:text-box>
            <text:p><text:span text:style-name="T1">...</text:span></text:p>
          </draw:text-box>
        </draw:frame>
        <draw:frame draw:style-name="gr2" draw:text-style-name="P2" draw:layer="layout" svg:width="0.68cm" svg:height="0.493cm" svg:x="4.62cm" svg:y="8.901cm">
          <draw:text-box>
            <text:p><text:span text:style-name="T1">...</text:span></text:p>
          </draw:text-box>
        </draw:frame>
        <draw:custom-shape draw:style-name="gr3" draw:text-style-name="P3" draw:layer="layout" svg:width="1.6cm" svg:height="1.5cm" svg:x="6.4cm" svg:y="7.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9cm" svg:y1="7.3cm" svg:x2="5.4cm" svg:y2="7.3cm">
          <text:p/>
        </draw:line>
        <draw:frame draw:style-name="gr5" draw:text-style-name="P4" draw:layer="layout" svg:width="3.658cm" svg:height="0.649cm" svg:x="6.042cm" svg:y="9.5cm">
          <draw:text-box>
            <text:p text:style-name="P4"><text:span text:style-name="T2">(b) A spiking neuron</text:span></text:p>
          </draw:text-box>
        </draw:frame>
        <draw:frame draw:style-name="gr6" draw:text-style-name="P6" draw:layer="layout" svg:width="7.9cm" svg:height="1.211cm" svg:x="1.3cm" svg:y="6.3cm">
          <draw:text-box>
            <text:p text:style-name="P5"><text:span text:style-name="T2">Input spike trains</text:span><text:span text:style-name="T3"> (</text:span><text:span text:style-name="T4">s</text:span><text:span text:style-name="T3">) </text:span><text:span text:style-name="T2">and synaptic efficacy</text:span><text:span text:style-name="T3"> (</text:span><text:span text:style-name="T4">w</text:span><text:span text:style-name="T3">) <text:s/></text:span></text:p>
          </draw:text-box>
        </draw:frame>
        <draw:frame draw:style-name="gr7" draw:text-style-name="P7" draw:layer="layout" svg:width="0.949cm" svg:height="0.735cm" svg:x="5.151cm" svg:y="7.965cm">
          <draw:text-box>
            <text:p text:style-name="P7"><text:span text:style-name="T5">w</text:span><text:span text:style-name="T6">i</text:span></text:p>
          </draw:text-box>
        </draw:frame>
        <draw:line draw:style-name="gr8" draw:text-style-name="P1" draw:layer="layout" svg:x1="2.8cm" svg:y1="7.1cm" svg:x2="2.8cm" svg:y2="7.3cm">
          <text:p/>
        </draw:line>
        <draw:line draw:style-name="gr8" draw:text-style-name="P1" draw:layer="layout" svg:x1="2.3cm" svg:y1="8.4cm" svg:x2="2.3cm" svg:y2="8.6cm">
          <text:p/>
        </draw:line>
        <draw:line draw:style-name="gr4" draw:text-style-name="P1" draw:layer="layout" svg:x1="1.9cm" svg:y1="8.6cm" svg:x2="5.4cm" svg:y2="8.6cm">
          <text:p/>
        </draw:line>
        <draw:line draw:style-name="gr4" draw:text-style-name="P1" draw:layer="layout" svg:x1="1.9cm" svg:y1="9.9cm" svg:x2="5.4cm" svg:y2="9.9cm">
          <text:p/>
        </draw:line>
        <draw:line draw:style-name="gr8" draw:text-style-name="P1" draw:layer="layout" svg:x1="2.4cm" svg:y1="8.4cm" svg:x2="2.4cm" svg:y2="8.6cm">
          <text:p/>
        </draw:line>
        <draw:line draw:style-name="gr8" draw:text-style-name="P1" draw:layer="layout" svg:x1="3.5cm" svg:y1="8.4cm" svg:x2="3.5cm" svg:y2="8.6cm">
          <text:p/>
        </draw:line>
        <draw:line draw:style-name="gr8" draw:text-style-name="P1" draw:layer="layout" svg:x1="2.7cm" svg:y1="8.4cm" svg:x2="2.7cm" svg:y2="8.6cm">
          <text:p/>
        </draw:line>
        <draw:line draw:style-name="gr8" draw:text-style-name="P1" draw:layer="layout" svg:x1="4cm" svg:y1="8.4cm" svg:x2="4cm" svg:y2="8.6cm">
          <text:p/>
        </draw:line>
        <draw:line draw:style-name="gr8" draw:text-style-name="P1" draw:layer="layout" svg:x1="4.1cm" svg:y1="8.4cm" svg:x2="4.1cm" svg:y2="8.6cm">
          <text:p/>
        </draw:line>
        <draw:line draw:style-name="gr8" draw:text-style-name="P1" draw:layer="layout" svg:x1="5.2cm" svg:y1="8.4cm" svg:x2="5.2cm" svg:y2="8.6cm">
          <text:p/>
        </draw:line>
        <draw:line draw:style-name="gr8" draw:text-style-name="P1" draw:layer="layout" svg:x1="4.2cm" svg:y1="8.4cm" svg:x2="4.2cm" svg:y2="8.6cm">
          <text:p/>
        </draw:line>
        <draw:line draw:style-name="gr8" draw:text-style-name="P1" draw:layer="layout" svg:x1="4.9cm" svg:y1="8.4cm" svg:x2="4.9cm" svg:y2="8.6cm">
          <text:p/>
        </draw:line>
        <draw:line draw:style-name="gr8" draw:text-style-name="P1" draw:layer="layout" svg:x1="4.5cm" svg:y1="8.4cm" svg:x2="4.5cm" svg:y2="8.6cm">
          <text:p/>
        </draw:line>
        <draw:line draw:style-name="gr8" draw:text-style-name="P1" draw:layer="layout" svg:x1="2.5cm" svg:y1="9.7cm" svg:x2="2.5cm" svg:y2="9.9cm">
          <text:p/>
        </draw:line>
        <draw:line draw:style-name="gr8" draw:text-style-name="P1" draw:layer="layout" svg:x1="3.7cm" svg:y1="9.7cm" svg:x2="3.7cm" svg:y2="9.9cm">
          <text:p/>
        </draw:line>
        <draw:line draw:style-name="gr8" draw:text-style-name="P1" draw:layer="layout" svg:x1="2.9cm" svg:y1="9.7cm" svg:x2="2.9cm" svg:y2="9.9cm">
          <text:p/>
        </draw:line>
        <draw:line draw:style-name="gr8" draw:text-style-name="P1" draw:layer="layout" svg:x1="4.8cm" svg:y1="9.7cm" svg:x2="4.8cm" svg:y2="9.9cm">
          <text:p/>
        </draw:line>
        <draw:line draw:style-name="gr8" draw:text-style-name="P1" draw:layer="layout" svg:x1="5.1cm" svg:y1="9.7cm" svg:x2="5.1cm" svg:y2="9.9cm">
          <text:p/>
        </draw:line>
        <draw:frame draw:style-name="gr6" draw:text-style-name="P7" draw:layer="layout" svg:width="1.247cm" svg:height="1.211cm" svg:x="1cm" svg:y="6.889cm">
          <draw:text-box>
            <text:p text:style-name="P1"><text:span text:style-name="T5">s</text:span><text:span text:style-name="T6">1</text:span></text:p>
          </draw:text-box>
        </draw:frame>
        <draw:frame draw:style-name="gr6" draw:text-style-name="P7" draw:layer="layout" svg:width="1.247cm" svg:height="1.211cm" svg:x="1.001cm" svg:y="8.19cm">
          <draw:text-box>
            <text:p text:style-name="P1"><text:span text:style-name="T5">s</text:span><text:span text:style-name="T6">i</text:span></text:p>
          </draw:text-box>
        </draw:frame>
        <draw:frame draw:style-name="gr6" draw:text-style-name="P7" draw:layer="layout" svg:width="1.247cm" svg:height="1.211cm" svg:x="1.002cm" svg:y="9.491cm">
          <draw:text-box>
            <text:p text:style-name="P1"><text:span text:style-name="T5">s</text:span><text:span text:style-name="T6">n</text:span></text:p>
          </draw:text-box>
        </draw:frame>
        <draw:frame draw:style-name="gr6" draw:text-style-name="P9" draw:layer="layout" svg:width="4.347cm" svg:height="1.211cm" svg:x="7.953cm" svg:y="7.589cm">
          <draw:text-box>
            <text:p text:style-name="P8"><text:span text:style-name="T2">Output spike train</text:span><text:span text:style-name="T3"> </text:span><text:span text:style-name="T4">s</text:span><text:span text:style-name="T7">y</text:span></text:p>
          </draw:text-box>
        </draw:frame>
        <draw:line draw:style-name="gr8" draw:text-style-name="P1" draw:layer="layout" svg:x1="8.3cm" svg:y1="8.4cm" svg:x2="8.3cm" svg:y2="8.6cm">
          <text:p/>
        </draw:line>
        <draw:line draw:style-name="gr8" draw:text-style-name="P1" draw:layer="layout" svg:x1="9.4cm" svg:y1="8.4cm" svg:x2="9.4cm" svg:y2="8.6cm">
          <text:p/>
        </draw:line>
        <draw:line draw:style-name="gr8" draw:text-style-name="P1" draw:layer="layout" svg:x1="8.6cm" svg:y1="8.4cm" svg:x2="8.6cm" svg:y2="8.6cm">
          <text:p/>
        </draw:line>
        <draw:line draw:style-name="gr8" draw:text-style-name="P1" draw:layer="layout" svg:x1="11.1cm" svg:y1="8.4cm" svg:x2="11.1cm" svg:y2="8.6cm">
          <text:p/>
        </draw:line>
        <draw:line draw:style-name="gr8" draw:text-style-name="P1" draw:layer="layout" svg:x1="10.4cm" svg:y1="8.4cm" svg:x2="10.4cm" svg:y2="8.6cm">
          <text:p/>
        </draw:line>
        <draw:frame draw:style-name="gr6" draw:text-style-name="P7" draw:layer="layout" svg:width="1.247cm" svg:height="1.211cm" svg:x="11cm" svg:y="8.589cm">
          <draw:text-box>
            <text:p text:style-name="P1"><text:span text:style-name="T5">t</text:span></text:p>
          </draw:text-box>
        </draw:frame>
        <draw:frame draw:style-name="gr7" draw:text-style-name="P7" draw:layer="layout" svg:width="0.949cm" svg:height="0.735cm" svg:x="5.2cm" svg:y="6.9cm">
          <draw:text-box>
            <text:p text:style-name="P7"><text:span text:style-name="T5">w</text:span><text:span text:style-name="T6">1</text:span></text:p>
          </draw:text-box>
        </draw:frame>
        <draw:frame draw:style-name="gr7" draw:text-style-name="P7" draw:layer="layout" svg:width="1.148cm" svg:height="0.735cm" svg:x="5.052cm" svg:y="8.9cm">
          <draw:text-box>
            <text:p text:style-name="P7"><text:span text:style-name="T5">w</text:span><text:span text:style-name="T6">n</text:span></text:p>
          </draw:text-box>
        </draw:frame>
        <draw:path draw:style-name="gr8" draw:text-style-name="P1" draw:layer="layout" svg:width="1.079cm" svg:height="1.212cm" svg:x="6.644cm" svg:y="7.849cm" svg:viewBox="0 0 1080 1213" svg:d="M0 1151c20-1 43 0 66 0 22 0 44 0 66-2 26-2 39-31 44-53 5-24 18-47 31-66 23-33 45 7 66 17 19 9 44 30 68 9 21-18 33-41 42-64 8-22 14-49 40-59 25-9 44-178 44-199 0-23 35-306 31-330-3-23 13-316 20-338 6-22-1-63 22-66 24-3 30 41 31 66 1 21 8 44 8 66s14 176 14 199c0 21 1 44 2 66 1 20 10 179 11 203 1 21 5 112 9 134 3 21 14 247 13 269-1 23 6 45 7 69 1 22 8 45 13 68 5 24 15 51 35 66 19 15 45 3 66 2 26-1 44-22 66-33 20-9 41-23 67-22 22 2 110 2 132 2 21 0 43 0 66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5-02T16:57:42.123062909</dc:date>
    <meta:editing-duration>PT6H37M4S</meta:editing-duration>
    <meta:editing-cycles>18</meta:editing-cycles>
    <meta:generator>LibreOffice/4.2.8.2$Linux_X86_64 LibreOffice_project/420m0$Build-2</meta:generator>
    <meta:document-statistic meta:object-count="42"/>
  </office:meta>
</office:document-meta>
</file>